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a" style:family="table">
      <style:table-properties fo:break-before="page" style:width="27.083cm" fo:margin-left="-0.191cm" fo:margin-top="0cm" fo:margin-bottom="0cm" table:align="left" style:writing-mode="lr-tb"/>
    </style:style>
    <style:style style:name="Table3a.A" style:family="table-column">
      <style:table-column-properties style:column-width="13.189cm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3.3pb" style:family="table-row">
      <style:table-row-properties fo:break-before="page"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pb" style:family="paragraph" style:parent-style-name="C-Head-Top">
      <style:paragraph-properties fo:break-before="page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pb" style:family="paragraph" style:parent-style-name="C-Head-Middle">
      <style:paragraph-properties fo:break-before="pag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pb" style:family="paragraph" style:parent-style-name="Standard">
      <style:paragraph-properties fo:margin-top="0cm" fo:margin-bottom="0.212cm" style:contextual-spacing="false" fo:text-align="start" style:justify-single-word="false" fo:orphans="2" fo:widows="2" fo:break-before="page"/>
      <style:text-properties style:font-name="Cambria" fo:font-weight="bold" fo:language="en" fo:country="GB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PageBreak" style:family="paragraph" style:parent-style-name="Standard">
      <style:paragraph-properties fo:break-before="page"/>
    </style:style>
    <style:style style:name="PageBreakClean" style:family="paragraph" style:parent-style-name="Standard">
      <style:paragraph-properties fo:break-before="page"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pb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</table:table>
      <table:table table:name="Table3a" table:style-name="Table3a">
        <table:table-column table:style-name="Table3.A"/>
        <table:table-column table:style-name="Table3.B"/>
        <table:table-column table:style-name="Table3.C"/>
      </table:table>
      <table:table table:name="Table3a" table:style-name="Table3a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row table:style-name="Table3.3pb">
          <table:table-cell table:style-name="Table3.A1" office:value-type="string">
            <text:p text:style-name="P13pb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pb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pb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pb">
          <table:table-cell table:style-name="Table3.A1" office:value-type="string">
            <text:p text:style-name="P13pb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ext:p text:style-name="PageBreakClean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</table:table>
      <text:p text:style-name="PageBreakClean"/>
      <table:table table:name="Table3b" table:style-name="Table3">
        <table:table-column table:style-name="Table3.A"/>
        <table:table-column table:style-name="Table3.B"/>
        <table:table-column table:style-name="Table3.C"/>
        <table:table-row table:style-name="Table3.3">
          <table:table-cell table:style-name="Table3.A1" office:value-type="string">
            <text:p text:style-name="P21pb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47" loext:marker-style-name="T1"><ns6:frame ns6:style-name="fr1" ns6:name="BackPage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2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3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3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4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4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5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5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6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6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7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7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8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9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9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47" loext:marker-style-name="T1"><ns6:frame ns6:style-name="fr1" ns6:name="BackPage10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0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47" loext:marker-style-name="T1"><ns6:frame ns6:style-name="fr1" ns6:name="BackPage11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able:table table:name="TableBack11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column table:style-name="Table88.I"/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31" loext:marker-style-name="T17"/>
                </table:table-cell>
                <table:table-cell table:style-name="Table88.D1" office:value-type="string">
                  <text:p text:style-name="P25" loext:marker-style-name="T17"><text:span text:style-name="T17">J</text:span><text:span text:style-name="T17"/></text:p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2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  <table:table-row table:style-name="Table88.1">
                <table:table-cell table:style-name="Table88.A1" office:value-type="string">
                  <text:p text:style-name="P12" loext:marker-style-name="T1"/>
                </table:table-cell>
                <table:table-cell table:style-name="Table88.B1" office:value-type="string">
                  <text:p text:style-name="P45" loext:marker-style-name="T18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3" loext:marker-style-name="T40"/>
                </table:table-cell>
                <table:table-cell table:style-name="Table88.C1" office:value-type="string">
                  <text:p text:style-name="P46" loext:marker-style-name="T18"/>
                </table:table-cell>
                <table:table-cell table:style-name="Table88.D1" office:value-type="string">
                  <text:p text:style-name="P44" loext:marker-style-name="T17"/>
                </table:table-cell>
                <table:table-cell table:style-name="Table88.I1" office:value-type="string">
                  <text:p text:style-name="P44" loext:marker-style-name="T17"/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